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museo300" svg:font-family="museo300"/>
    <style:font-face style:name="museo700" svg:font-family="museo700"/>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2602in" style:line-height-at-least="0.2083in" fo:text-align="center" style:justify-single-word="false" fo:orphans="2" fo:widows="2" fo:text-indent="0in" style:auto-text-indent="false" fo:padding="0in" fo:border="none"/>
      <style:text-properties fo:font-variant="normal" fo:text-transform="none" fo:color="#414042" style:font-name="museo300" fo:letter-spacing="normal" fo:font-style="normal" fo:font-weight="normal"/>
    </style:style>
    <style:style style:name="P2" style:family="paragraph" style:parent-style-name="Text_20_body">
      <style:paragraph-properties fo:margin-left="0in" fo:margin-right="0in" fo:margin-top="0in" fo:margin-bottom="0.2602in" style:line-height-at-least="0.2083in" fo:text-align="center" style:justify-single-word="false" fo:orphans="2" fo:widows="2" fo:text-indent="0in" style:auto-text-indent="false" fo:padding="0in" fo:border="none"/>
      <style:text-properties fo:font-variant="normal" fo:text-transform="none" fo:color="#414042" style:font-name="museo300" fo:font-size="14pt" fo:letter-spacing="normal" fo:font-style="normal" fo:font-weight="normal" style:font-size-asian="14pt" style:font-size-complex="14pt"/>
    </style:style>
    <style:style style:name="P3" style:family="paragraph" style:parent-style-name="Heading_20_1">
      <style:text-properties fo:font-variant="normal" fo:text-transform="none" fo:color="#e11b29" style:font-name="museo700" fo:letter-spacing="normal" fo:font-style="normal" fo:font-weight="bold"/>
    </style:style>
    <style:style style:name="P4" style:family="paragraph" style:parent-style-name="Heading_20_1">
      <style:paragraph-properties fo:margin-left="0in" fo:margin-right="0in" fo:margin-top="0in" fo:margin-bottom="0.2602in" style:line-height-at-least="0.2083in" fo:text-align="center" style:justify-single-word="false" fo:orphans="2" fo:widows="2" fo:text-indent="0in" style:auto-text-indent="false" fo:padding="0in" fo:border="none"/>
      <style:text-properties fo:font-variant="normal" fo:text-transform="none" fo:color="#e11b29" style:font-name="museo700" fo:letter-spacing="normal" fo:font-style="normal" fo:font-weight="bold"/>
    </style:style>
    <style:style style:name="P5" style:family="paragraph" style:parent-style-name="Heading_20_1">
      <style:paragraph-properties fo:margin-left="0in" fo:margin-right="0in" fo:margin-top="0in" fo:margin-bottom="0.1043in" fo:line-height="110%" fo:text-align="center" style:justify-single-word="false" fo:orphans="2" fo:widows="2" fo:text-indent="0in" style:auto-text-indent="false" fo:padding="0in" fo:border="none"/>
      <style:text-properties fo:font-variant="normal" fo:text-transform="none" fo:color="#e11b29" style:font-name="museo700" fo:font-size="7.5pt" fo:letter-spacing="normal" fo:font-style="normal" fo:font-weight="bold"/>
    </style:style>
    <style:style style:name="fr1" style:family="graphic" style:parent-style-name="Frame">
      <style:graphic-properties fo:margin-left="1.1252in" fo:margin-right="1.1252in" fo:margin-top="0.3543in" fo:margin-bottom="0in" style:wrap="right" style:number-wrapped-paragraphs="no-limit" style:vertical-pos="top" style:vertical-rel="paragraph-content" style:horizontal-pos="left" style:horizontal-rel="paragraph" fo:padding="0in" fo:border="none"/>
    </style:style>
    <style:style style:name="fr2" style:family="graphic" style:parent-style-name="Frame">
      <style:graphic-properties fo:margin-left="1.1252in" fo:margin-right="1.1252in" fo:margin-top="0.2602in" fo:margin-bottom="0.2602in" style:wrap="right" style:number-wrapped-paragraphs="no-limit" style:vertical-pos="from-top" style:vertical-rel="paragraph" style:horizontal-pos="from-left" style:horizontal-rel="paragraph"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esign For Change</text:h>
      <text:p text:style-name="P1">We believe children have the power to make a difference. Through Design For Change, we create an environment where they can feel, imagine and share the changes they'd like to make in their communities. It is considered one of the largest children's movements in the world, and addresses topics such education, employment, environmentalism, health and more.</text:p>
      <text:p text:style-name="P1"/>
      <text:h text:style-name="P4" text:outline-level="1">Olympic Gold Quest</text:h>
      <text:p text:style-name="P1">We maintain that the success of tomorrow, begins today. Through the Olympic Gold Quest, we support Indian sportspersons who have the potential to win medals at the Olympics. In a bid to build an international reputation for our athletes, we work to bring about a positive change in the perception of sports in the country.</text:p>
      <text:h text:style-name="P4" text:outline-level="1">Parle MTV Junkyard Project</text:h>
      <text:p text:style-name="P1">We encourage teengers to create the spaces they want to enjoy. Through the Parle MTV Junkyard Project, we mobilize the youth to take a stand on local sanitation. The program supports the Prime Minister's Swachh Bharat Campaign and has been awarded Gold at the Appies Asia Conference as one of the most effective CSR activities across Asia. </text:p>
      <text:p text:style-name="P1"/>
      <text:p text:style-name="Standard"><draw:frame draw:style-name="fr2" draw:name="Frame2" text:anchor-type="paragraph" svg:x="0.0209in" svg:y="0.2602in" svg:width="6.75in" draw:z-index="1"><draw:text-box fo:min-height="0.0161in"><text:p text:style-name="P2">Since 1929, we have grown to become India's leading manufacturer of biscuits and confectionery. As the makers of the world's largest selling biscuit, Parle-G, and a host of other very popular brands, the Parle name symbolizes quality, nutrition and superior taste.<text:line-break/><text:line-break/>An in-depth understanding of the Indian consumer psyche has helped us develop a marketing philosophy that reflects the needs of the Indian masses. We have made it a tradition to deliver both health and taste, with a value-for-money positioning that allows people from all classes and age groups to enjoy Parle products to the fullest.<text:line-break/><text:line-break/>With a reach spanning the remotest villages of India and major cities across the world, the House of Parle has become synonymous with trust, globally.</text:p></draw:text-box></draw:frame><draw:frame draw:style-name="fr1" draw:name="Frame1" text:anchor-type="paragraph" svg:width="6.75in" draw:z-index="0"><draw:text-box fo:min-height="0.0161in"><text:h text:style-name="P5" text:outline-level="1">About Parle</text:h></draw:text-box></draw:frame><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museo300" svg:font-family="museo300"/>
    <style:font-face style:name="museo700" svg:font-family="museo700"/>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28S</meta:editing-duration>
    <meta:editing-cycles>3</meta:editing-cycles>
    <meta:generator>OpenOffice/4.0.1$Win32 OpenOffice.org_project/401m5$Build-9714</meta:generator>
    <dc:date>2018-01-18T15:22:08.47</dc:date>
    <meta:document-statistic meta:table-count="0" meta:image-count="0" meta:object-count="0" meta:page-count="2" meta:paragraph-count="8" meta:word-count="301" meta:character-count="1842"/>
    <meta:user-defined meta:name="Info 1"/>
    <meta:user-defined meta:name="Info 2"/>
    <meta:user-defined meta:name="Info 3"/>
    <meta:user-defined meta:name="Info 4"/>
  </office:meta>
</office:document-meta>
</file>